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061ee7" officeooo:paragraph-rsid="00061ee7" style:font-size-asian="5.25pt" style:font-size-complex="6pt"/>
    </style:style>
    <style:style style:name="P2" style:family="paragraph" style:parent-style-name="Standard">
      <style:text-properties fo:font-size="6pt" officeooo:rsid="00068014" officeooo:paragraph-rsid="00068014" style:font-size-asian="5.25pt" style:font-size-complex="6pt"/>
    </style:style>
    <style:style style:name="P3" style:family="paragraph" style:parent-style-name="Standard">
      <style:text-properties fo:font-size="6pt" officeooo:rsid="00076c0a" officeooo:paragraph-rsid="00076c0a" style:font-size-asian="5.25pt" style:font-size-complex="6pt"/>
    </style:style>
    <style:style style:name="P4" style:family="paragraph" style:parent-style-name="Standard">
      <style:text-properties fo:font-size="6pt" officeooo:rsid="000885ac" officeooo:paragraph-rsid="000885ac" style:font-size-asian="5.25pt" style:font-size-complex="6pt"/>
    </style:style>
    <style:style style:name="P5" style:family="paragraph" style:parent-style-name="Standard">
      <style:text-properties fo:font-size="6pt" officeooo:rsid="00097775" officeooo:paragraph-rsid="00097775" style:font-size-asian="5.25pt" style:font-size-complex="6pt"/>
    </style:style>
    <style:style style:name="P6" style:family="paragraph" style:parent-style-name="Standard">
      <style:text-properties fo:font-size="6pt" officeooo:rsid="000b31f7" officeooo:paragraph-rsid="000b31f7" style:font-size-asian="5.25pt" style:font-size-complex="6pt"/>
    </style:style>
    <style:style style:name="P7" style:family="paragraph" style:parent-style-name="Standard">
      <style:text-properties fo:font-size="6pt" officeooo:rsid="000bfbdf" officeooo:paragraph-rsid="000bfbdf" style:font-size-asian="5.25pt" style:font-size-complex="6pt"/>
    </style:style>
    <style:style style:name="P8" style:family="paragraph">
      <style:paragraph-properties fo:text-align="cente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">class Muster extends Panel{</text:p>
        <text:p text:style-name="P1"><text:s text:c="2"/>// hier Referenzen fuer Komponenten </text:p>
        <text:p text:style-name="P1"><text:s text:c="2"/>// (Buttons, Textfields, Panels) vereinbaren</text:p>
        <text:p text:style-name="P1"><text:s text:c="2"/>Button OK;</text:p>
        <text:p text:style-name="P1"><text:s text:c="2"/>public Muster() {</text:p>
        <text:p text:style-name="P1"><text:s text:c="4"/>// Komponenten erzeugen und zu Oberflaeche zusammenbauen,</text:p>
        <text:p text:style-name="P1"><text:s text:c="4"/>// Listener verbinden</text:p>
        <text:p text:style-name="P1"><text:s text:c="4"/>OK=new Button("OK");</text:p>
        <text:p text:style-name="P1"><text:s text:c="4"/>this.add(OK);</text:p>
        <text:p text:style-name="P1"><text:s text:c="4"/>//addActionListener(...);}</text:p>
        <text:p text:style-name="P1"><text:s text:c="2"/>public static void main(String args[]){</text:p>
        <text:p text:style-name="P1"><text:s text:c="4"/>Frame F=new Frame();</text:p>
        <text:p text:style-name="P1"><text:s text:c="6"/>F.addWindowListener(new WindowAdapter(){public void windowClosing(WindowEvent we){System.exit(0);}});</text:p>
        <text:p text:style-name="P1"><text:s text:c="4"/>Muster P=new Muster();</text:p>
        <text:p text:style-name="P1"><text:s text:c="4"/>F.add(P);</text:p>
        <text:p text:style-name="P1"><text:s text:c="4"/>F.pack();</text:p>
        <text:p text:style-name="P1"><text:s text:c="4"/>F.setVisible(true);}}</text:p>
      </text:section>
      <text:section text:style-name="Sect1" text:name="Bereich2">
        <text:p text:style-name="P1">class Figur{ double getCircumference(){return 0;}</text:p>
        <text:p text:style-name="P1"><text:s text:c="2"/>double getArea(){ return 0;}</text:p>
        <text:p text:style-name="P1"><text:s text:c="2"/>int getHeight(){return 0;}</text:p>
        <text:p text:style-name="P1"><text:s text:c="2"/>int getWidth(){return 0;}</text:p>
        <text:p text:style-name="P1"><draw:line text:anchor-type="paragraph" draw:z-index="6" draw:style-name="gr1" draw:text-style-name="P8" svg:x1="-11.314cm" svg:y1="0.005cm" svg:x2="5.649cm" svg:y2="0.005cm"><text:p/></draw:line> <text:s/>public void paint(Graphics g){};}</text:p>
        <text:p text:style-name="P1"><draw:line text:anchor-type="paragraph" draw:z-index="5" draw:style-name="gr1" draw:text-style-name="P8" svg:x1="-11.328cm" svg:y1="0.247cm" svg:x2="5.664cm" svg:y2="0.233cm"><text:p/></draw:line></text:p>
      </text:section>
      <text:section text:style-name="Sect1" text:name="Bereich3">
        <text:p text:style-name="P1">class AWTFigur extends Panel{</text:p>
        <text:p text:style-name="P1"><text:s text:c="2"/>Figur f;</text:p>
        <text:p text:style-name="P1"><text:s text:c="2"/>AWTFigur (Figur f)</text:p>
        <text:p text:style-name="P1"><text:s text:c="2"/>{ this.f=f; }</text:p>
        <text:p text:style-name="P1"><text:s text:c="2"/>public void paint(Graphics g)</text:p>
        <text:p text:style-name="P1"><text:s text:c="2"/>{ <text:s/>f.paint(g); <text:s/>}</text:p>
        <text:p text:style-name="P1"><text:s text:c="2"/>public Dimension getPreferredSize()</text:p>
        <text:p text:style-name="P1"><text:s text:c="2"/>{return new Dimension (f.getWidth()+200, f.getHeight()+200); <text:s text:c="5"/>}</text:p>
        <text:p text:style-name="P1"><text:s/>public static void main(String args[]) { <text:s text:c="8"/></text:p>
        <text:p text:style-name="P1"><text:s text:c="4"/>Figur P11= new Rectangle(10,20);</text:p>
        <text:p text:style-name="P1"><text:s text:c="4"/>System.out.println("\nFlaeche des Rechtecks = "+P11.getArea()+" \n");</text:p>
        <text:p text:style-name="P1"><text:s text:c="4"/>Frame F= new Frame(); <text:s text:c="3"/></text:p>
        <text:p text:style-name="P1"><text:s text:c="4"/>F.setLayout(new FlowLayout());</text:p>
        <text:p text:style-name="P1"><text:s text:c="4"/>F.addWindowListener(new WindowAdapter()</text:p>
        <text:p text:style-name="P1"><text:s text:c="6"/>{public void windowClosing(WindowEvent we){System.exit(0);}}); <text:s text:c="7"/></text:p>
        <text:p text:style-name="P1"><text:s text:c="4"/>AWTFigur P1=new AWTFigur(new Quadrat(30));</text:p>
        <text:p text:style-name="P1"><text:s text:c="4"/>F.add(P1);</text:p>
        <text:p text:style-name="P1"><text:s text:c="4"/>AWTFigur P2=new AWTFigur (new Circle(50));</text:p>
        <text:p text:style-name="P1"><text:s text:c="4"/>F.add(P2); <text:s text:c="3"/></text:p>
        <text:p text:style-name="P1"><text:s text:c="4"/>AWTFigur P3 = new AWTFigur(new Rectangle(70,90));</text:p>
        <text:p text:style-name="P1"><text:s text:c="4"/>F.add(P3); <text:s text:c="3"/></text:p>
        <text:p text:style-name="P1"><text:s text:c="4"/>AWTFigur P4 = new AWTFigur(new Polygon());</text:p>
        <text:p text:style-name="P1"><text:s text:c="4"/>F.add(P4); <text:s text:c="3"/></text:p>
        <text:p text:style-name="P1"><text:s text:c="4"/>AWTFigur P5 = new AWTFigur(new String1(10,35));</text:p>
        <text:p text:style-name="P1"><text:s text:c="4"/>F.add(P5);</text:p>
        <text:p text:style-name="P1"><text:s text:c="4"/>F.pack();</text:p>
        <text:p text:style-name="P1"><draw:line text:anchor-type="paragraph" draw:z-index="4" draw:style-name="gr1" draw:text-style-name="P8" svg:x1="-11.328cm" svg:y1="0.238cm" svg:x2="5.649cm" svg:y2="0.252cm"><text:p/></draw:line> <text:s text:c="3"/>F.setVisible(true); }}</text:p>
      </text:section>
      <text:section text:style-name="Sect1" text:name="Bereich4">
        <text:p text:style-name="P2">public class Rectangle extends Figur{</text:p>
        <text:p text:style-name="P2"><text:s text:c="2"/>public int <text:s/>w; //Breite </text:p>
        <text:p text:style-name="P2"><text:s text:c="2"/>public int h; <text:s/>//Höhe <text:s/></text:p>
        <text:p text:style-name="P2"><text:s text:c="2"/>Rectangle (int <text:s/>breite, int <text:s/>hoehe){</text:p>
        <text:p text:style-name="P2"><text:s text:c="4"/>this.w=breite;</text:p>
        <text:p text:style-name="P2"><text:s text:c="4"/>this.h=hoehe; }</text:p>
        <text:p text:style-name="P2"><text:s text:c="2"/>public double getCircumference(){</text:p>
        <text:p text:style-name="P2"><text:s text:c="4"/>return 2*w + 2*h; }</text:p>
        <text:p text:style-name="P2"><text:s text:c="2"/>public double getArea(){</text:p>
        <text:p text:style-name="P2"><text:s text:c="4"/>return w*h; }</text:p>
        <text:p text:style-name="P2"><text:s text:c="2"/>public int getHeight(){</text:p>
        <text:p text:style-name="P2"><text:s text:c="4"/>return h;}</text:p>
        <text:p text:style-name="P2"><text:s text:c="2"/>public int getWidth(){</text:p>
        <text:p text:style-name="P2"><text:s text:c="4"/>// int b = (int)w;</text:p>
        <text:p text:style-name="P2"><text:s text:c="4"/>return w; }</text:p>
        <text:p text:style-name="P2"><text:s text:c="2"/>public void paint (Graphics g){</text:p>
        <text:p text:style-name="P2"><text:s text:c="4"/>g.setColor(Color.RED);</text:p>
        <text:p text:style-name="P2"><draw:line text:anchor-type="paragraph" draw:z-index="3" draw:style-name="gr1" draw:text-style-name="P8" svg:x1="-11.314cm" svg:y1="0.247cm" svg:x2="5.663cm" svg:y2="0.231cm"><text:p/></draw:line> <text:s text:c="3"/>g.drawRect(0,0, getWidth(), getHeight()); } }</text:p>
      </text:section>
      <text:section text:style-name="Sect1" text:name="Bereich5">
        <text:p text:style-name="P2">public class String1 extends Figur{</text:p>
        <text:p text:style-name="P2"><text:s text:c="2"/>public int x;</text:p>
        <text:p text:style-name="P2"><text:s text:c="2"/>public int y;</text:p>
        <text:p text:style-name="P2"><text:s text:c="3"/>String1(int m, int n){</text:p>
        <text:p text:style-name="P2"><text:s text:c="4"/>this.x = m;</text:p>
        <text:p text:style-name="P2"><text:s text:c="4"/>this.y = n; <text:s/>}</text:p>
        <text:p text:style-name="P2"><text:s text:c="2"/>double getCircumference() {return 1;}</text:p>
        <text:p text:style-name="P2"><text:s text:c="2"/>double getArea(){return 1;}</text:p>
        <text:p text:style-name="P2"><text:s text:c="2"/>int <text:s text:c="3"/>getHeight(){return x;}</text:p>
        <text:p text:style-name="P2"><text:s text:c="2"/>int <text:s text:c="3"/>getWidth() {return y;}</text:p>
        <text:p text:style-name="P2"><text:s text:c="2"/>public void paint (Graphics g){</text:p>
        <text:p text:style-name="P2"><text:s text:c="4"/>Font font = new Font("Serif", Font.ITALIC, 50);</text:p>
        <text:p text:style-name="P2"><text:s text:c="4"/>g.setFont(font);</text:p>
        <text:p text:style-name="P2"><draw:line text:anchor-type="paragraph" draw:z-index="2" draw:style-name="gr1" draw:text-style-name="P8" svg:x1="-11.328cm" svg:y1="0.476cm" svg:x2="5.649cm" svg:y2="0.476cm"><text:p/></draw:line> <text:s text:c="3"/>g.drawString("Hello",x,y); } }</text:p>
      </text:section>
      <text:section text:style-name="Sect1" text:name="Bereich6">
        <text:p text:style-name="P3">public class Calculator1 extends Panel{</text:p>
        <text:p text:style-name="P3"><text:s text:c="2"/>private double result=0;</text:p>
        <text:p text:style-name="P3"><text:s text:c="2"/>private double m=0;</text:p>
        <text:p text:style-name="P3"><text:s text:c="2"/>private String memorystring;</text:p>
        <text:p text:style-name="P3"><text:s text:c="2"/>private double memory; </text:p>
        <text:p text:style-name="P3"><text:s text:c="2"/>private String lastCommand = "=";</text:p>
        <text:p text:style-name="P3"><text:s text:c="2"/>private boolean start = true;</text:p>
        <text:p text:style-name="P3"><text:s text:c="2"/>ActionListener nl = new ActionListener(){</text:p>
        <text:p text:style-name="P3"><text:s text:c="4"/>public void actionPerformed(ActionEvent e){</text:p>
        <text:p text:style-name="P3"><text:s text:c="6"/>if(start)</text:p>
        <text:p text:style-name="P3"><text:s text:c="2"/>tf.setText("");</text:p>
        <text:p text:style-name="P3"><text:s text:c="6"/>tf.setText(tf.getText()+e.getActionCommand());</text:p>
        <text:p text:style-name="P3"><text:s text:c="6"/>start=false; } };</text:p>
        <text:p text:style-name="P3"><text:s text:c="2"/>ActionListener clr = new ActionListener(){</text:p>
        <text:p text:style-name="P3"><text:s text:c="4"/>public void actionPerformed(ActionEvent e){</text:p>
        <text:p text:style-name="P3"><text:s text:c="6"/>tf.setText("");</text:p>
        <text:p text:style-name="P3"><text:s text:c="6"/>start=true; } }; </text:p>
        <text:p text:style-name="P3"><text:s text:c="2"/>ActionListener mpl = new ActionListener(){</text:p>
        <text:p text:style-name="P3"><text:s text:c="4"/>public void actionPerformed(ActionEvent e){</text:p>
        <text:p text:style-name="P3"><text:s text:c="6"/>Double d = Double.parseDouble(tf.getText());</text:p>
        <text:p text:style-name="P3"><text:s text:c="6"/>memory=memory+d; }}; </text:p>
        <text:p text:style-name="P3"><text:s text:c="2"/>ActionListener mr = new ActionListener(){</text:p>
        <text:p text:style-name="P3"><text:s text:c="4"/>public void actionPerformed(ActionEvent e){</text:p>
        <text:p text:style-name="P3"><text:s text:c="6"/>memorystring = String.valueOf(memory);</text:p>
        <text:p text:style-name="P3"><text:s text:c="6"/>tf.setText(""+memorystring);}};</text:p>
        <text:p text:style-name="P3"><text:s text:c="2"/>ActionListener command = new CommandAction();</text:p>
        <text:p text:style-name="P3"><text:s text:c="2"/>private class CommandAction implements ActionListener{</text:p>
        <text:p text:style-name="P3"><text:s text:c="4"/>public void actionPerformed(ActionEvent event){</text:p>
        <text:p text:style-name="P3"><text:s text:c="6"/>String command = event.getActionCommand();{</text:p>
        <text:p text:style-name="P3"><text:s text:c="8"/>calculate(Double.parseDouble(tf.getText()));</text:p>
        <text:p text:style-name="P3"><text:s text:c="8"/>lastCommand = command;</text:p>
        <text:p text:style-name="P3"><text:s text:c="8"/>start = true;}}}</text:p>
        <text:p text:style-name="P3"><text:s text:c="2"/>private TextField tf = new TextField(40); <text:s/></text:p>
        <text:p text:style-name="P3"><text:s text:c="2"/>Button[] button = new Button[19];</text:p>
        <text:p text:style-name="P3"><text:s text:c="2"/>String[] buttonString = { "M+", "7", "8", "9", "/",</text:p>
        <text:p text:style-name="P3"><text:s text:c="29"/>"M-", "4", "5", "6", "*",</text:p>
        <text:p text:style-name="P3"><text:s text:c="29"/>"MR", "1", "2", "3", "-",</text:p>
        <text:p text:style-name="P3"><text:s text:c="29"/>"CE", "0", ".", "=", "+"}; <text:s text:c="26"/></text:p>
        <text:p text:style-name="P3"><text:s text:c="2"/>ActionListener als [] = {mpl, <text:s text:c="3"/>nl, nl , nl, <text:s text:c="5"/>command,</text:p>
        <text:p text:style-name="P3"><text:s text:c="27"/>minus, <text:s/>nl, nl , nl, <text:s text:c="5"/>command,</text:p>
        <text:p text:style-name="P3"><text:s text:c="27"/>mr, <text:s text:c="4"/>nl, nl , nl, <text:s text:c="5"/>command,</text:p>
        <text:p text:style-name="P3"><text:s text:c="27"/>clr, <text:s text:c="3"/>nl, nl , command, command}; <text:s text:c="25"/></text:p>
        <text:p text:style-name="P3"><text:s text:c="2"/>Calculator1() { </text:p>
        <text:p text:style-name="P3"><text:s text:c="4"/>setLayout (new BorderLayout());</text:p>
        <text:p text:style-name="P3"><text:s text:c="4"/>add(tf, <text:s/>BorderLayout.NORTH);</text:p>
        <text:p text:style-name="P3"><text:s text:c="4"/>Panel keys = new Panel(new GridLayout(4,5));</text:p>
        <text:p text:style-name="P3"><text:s text:c="4"/>//for schleife</text:p>
        <text:p text:style-name="P3"><text:s text:c="4"/>for(int i=0;i&lt;buttonString.length;i++){</text:p>
        <text:p text:style-name="P3"><text:s text:c="6"/>Button b = new Button(buttonString[i]);</text:p>
        <text:p text:style-name="P3"><text:s text:c="6"/>keys.add(b);</text:p>
        <text:p text:style-name="P3"><text:s text:c="6"/>b.addActionListener(als[i]);} <text:s text:c="2"/></text:p>
        <text:p text:style-name="P3"><text:s text:c="4"/>add(keys, BorderLayout.CENTER);} <text:s text:c="3"/></text:p>
        <text:p text:style-name="P3"><text:s text:c="2"/>public void calculate(double x) {</text:p>
        <text:p text:style-name="P3"><text:s text:c="4"/>System.out.println("Result: "+result +" x: "+x);</text:p>
        <text:p text:style-name="P3"><text:s text:c="4"/>if (lastCommand.equals("+")) result += x;</text:p>
        <text:p text:style-name="P3"><text:s text:c="4"/>else if (lastCommand.equals("-")) result -= x;</text:p>
        <text:p text:style-name="P3"><text:s text:c="4"/>tf.setText("" + result);}</text:p>
        <text:p text:style-name="P3"><text:s text:c="2"/>public static void main(String args[])</text:p>
        <text:p text:style-name="P3"><draw:line text:anchor-type="paragraph" draw:z-index="1" draw:style-name="gr1" draw:text-style-name="P8" svg:x1="-11.314cm" svg:y1="0.487cm" svg:x2="5.649cm" svg:y2="0.473cm"><text:p/></draw:line> <text:s/>{Muster.java}} </text:p>
      </text:section>
      <text:section text:style-name="Sect1" text:name="Bereich7">
        <text:p text:style-name="P3"><text:s text:c="2"/>private TextField tf = new TextField (50);</text:p>
        <text:p text:style-name="P3"><text:s text:c="2"/>private static final String [][] buttonString = { {"M+","7","8","9","/" },</text:p>
        <text:p text:style-name="P3"><text:s text:c="29"/>{ <text:s/>"M-","4","5","6","*" },</text:p>
        <text:p text:style-name="P3"><text:s text:c="29"/>{ <text:s/>"MR","1","2","3","-" },</text:p>
        <text:p text:style-name="P3"><text:s text:c="29"/>{ <text:s/>"CE","0",".","=","+" }};</text:p>
        <text:p text:style-name="P3"><text:s text:c="2"/>ActionListener als [][] = <text:s/>{ {mpl, <text:s text:c="2"/>nl, nl, nl, <text:s text:c="6"/>command},</text:p>
        <text:p text:style-name="P3"><text:s text:c="29"/>{minus, <text:s text:c="2"/>nl, nl, nl, <text:s text:c="6"/>command},</text:p>
        <text:p text:style-name="P3"><text:s text:c="29"/>{mr, <text:s text:c="5"/>nl, nl, nl, <text:s text:c="6"/>command},</text:p>
        <text:p text:style-name="P3"><text:s text:c="29"/>{clr, <text:s text:c="4"/>nl, nl, command, <text:s/>command}};</text:p>
        <text:p text:style-name="P3"><text:s text:c="2"/>CalcGridBag(){</text:p>
        <text:p text:style-name="P3"><text:s text:c="4"/>int rows = buttonString.length;</text:p>
        <text:p text:style-name="P3"><text:s text:c="4"/>int cols = buttonString[0].length; </text:p>
        <text:p text:style-name="P3"><text:s text:c="4"/>setLayout(new GridBagLayout());</text:p>
        <text:p text:style-name="P3"><text:s text:c="4"/>C.weightx = 1.0; C.weighty = 1.0;</text:p>
        <text:p text:style-name="P3"><text:s text:c="4"/>C.fill = GridBagConstraints.BOTH;</text:p>
        <text:p text:style-name="P3"><text:s text:c="4"/>C.anchor = GridBagConstraints.WEST;</text:p>
        <text:p text:style-name="P3"><text:s text:c="4"/>C.gridx = 0; C.gridy = 0;</text:p>
        <text:p text:style-name="P3"><text:s text:c="4"/>add(l, C);</text:p>
        <text:p text:style-name="P3"><text:s text:c="4"/>C.gridx = 1;</text:p>
        <text:p text:style-name="P3"><text:s text:c="4"/>C.gridwidth = GridBagConstraints.REMAINDER;</text:p>
        <text:p text:style-name="P3"><text:s text:c="4"/>add(tf, C);</text:p>
        <text:p text:style-name="P3"><text:s text:c="4"/></text:p>
        <text:p text:style-name="P3"><text:s text:c="4"/>C.gridwidth = 1;</text:p>
        <text:p text:style-name="P3"><text:s text:c="4"/>//C.gridheight = 1;</text:p>
        <text:p text:style-name="P3"><text:s text:c="4"/>C.gridy = 4;</text:p>
        <text:p text:style-name="P3"><text:s text:c="4"/>C.gridx = GridBagConstraints.RELATIVE;</text:p>
        <text:p text:style-name="P3"><text:s text:c="4"/>for(int i=0; i &lt; rows; i++){</text:p>
        <text:p text:style-name="P3"><text:s text:c="6"/>for(int j=0; j &lt; cols; j++){</text:p>
        <text:p text:style-name="P3"><text:s text:c="8"/>//C.gridx = GridBagContraints.RELATIVE;</text:p>
        <text:p text:style-name="P3"><text:s text:c="8"/>Button b = new Button(buttonString[i][j]);</text:p>
        <text:p text:style-name="P3"><text:s text:c="8"/>add(b, C);</text:p>
        <text:p text:style-name="P3"><text:s text:c="8"/>b.addActionListener(als[i][j]);</text:p>
        <text:p text:style-name="P3"><text:s text:c="6"/>} C.gridy = C.gridy + 1; <text:s/>//spaltenweise überspringen}}</text:p>
        <text:p text:style-name="P3"><text:s text:c="2"/>public static void main (String args[]){</text:p>
        <text:p text:style-name="P3"><text:s text:c="4"/>Frame F = new Frame();</text:p>
        <text:p text:style-name="P3"><text:s text:c="4"/>F.addWindowListener...</text:p>
        <text:p text:style-name="P3"><text:s text:c="4"/>CalcGridBag P = new CalcGridBag();</text:p>
        <text:p text:style-name="P3"/>
        <text:p text:style-name="P3"><text:s text:c="4"/>F.setLayout(new BorderLayout());</text:p>
        <text:p text:style-name="P3"><text:s text:c="4"/>F.add(P, BorderLayout.CENTER);</text:p>
        <text:p text:style-name="P3"><text:s text:c="4"/></text:p>
        <text:p text:style-name="P3"><text:s text:c="4"/>F.add(P);</text:p>
        <text:p text:style-name="P3"><text:s text:c="4"/>F.pack();</text:p>
        <text:p text:style-name="P3"><draw:line text:anchor-type="paragraph" draw:z-index="0" draw:style-name="gr1" draw:text-style-name="P8" svg:x1="-11.312cm" svg:y1="0.252cm" svg:x2="5.664cm" svg:y2="0.238cm"><text:p/></draw:line> <text:s text:c="3"/>F.setVisible(true); }}</text:p>
      </text:section>
      <text:section text:style-name="Sect1" text:name="Bereich8">
        <text:p text:style-name="P3">import java.lang.*;</text:p>
        <text:p text:style-name="P3">import java.io.*;</text:p>
        <text:p text:style-name="P3">import java.awt.*;</text:p>
        <text:p text:style-name="P3">import java.awt.event.*;</text:p>
        <text:p text:style-name="P3"><text:s text:c="2"/>HexDumpArea(int rows, int cols)</text:p>
        <text:p text:style-name="P3"><text:s text:c="2"/>{super(rows, cols);}</text:p>
        <text:p text:style-name="P3"><text:s text:c="2"/>public String getHexString(){</text:p>
        <text:p text:style-name="P3"><text:s text:c="4"/>String s="";</text:p>
        <text:p text:style-name="P3"><text:s text:c="4"/>//Ausgabe von i in Hexadezimal</text:p>
        <text:p text:style-name="P3"><text:s text:c="4"/>for (int i=0; i &lt; data.length; i+=16){</text:p>
        <text:p text:style-name="P3"><text:s text:c="6"/>s+= '\n'+new String(hexByte(i,4))+": ";</text:p>
        <text:p text:style-name="P3"><text:s text:c="7"/>//Ausgabe des HexBytes mit '|' nach jeder 4 Zeilen</text:p>
        <text:p text:style-name="P3"><text:s text:c="6"/>for (int j=0; j&lt;16 &amp;&amp; (i+j)&lt; data.length; j++) {</text:p>
        <text:p text:style-name="P3"><text:s text:c="8"/>s+= new String(hexByte(data[i+j],2))+' ';</text:p>
        <text:p text:style-name="P3"><text:s text:c="8"/>if(((i+j+1)%4)==0)</text:p>
        <text:p text:style-name="P3"><text:s text:c="10"/>s+=" | "; } </text:p>
        <text:p text:style-name="P3"><text:s text:c="7"/>//Ausgabe des Textes args[0]</text:p>
        <text:p text:style-name="P3"><text:s text:c="6"/>for(int j =0; j&lt;16 &amp;&amp; (i+j)&lt;data.length; j++){</text:p>
        <text:p text:style-name="P3"><text:s text:c="8"/>s+=(char)data[i+j]; }}</text:p>
        <text:p text:style-name="P3"><text:s text:c="4"/>return s; }</text:p>
        <text:p text:style-name="P3"><text:s text:c="2"/>public void replace(String s){</text:p>
        <text:p text:style-name="P3"><text:s text:c="4"/>data = s.getBytes();</text:p>
        <text:p text:style-name="P3"><draw:line text:anchor-type="paragraph" draw:z-index="7" draw:style-name="gr1" draw:text-style-name="P8" svg:x1="-11.31cm" svg:y1="0.476cm" svg:x2="5.652cm" svg:y2="0.49cm"><text:p/></draw:line> <text:s text:c="3"/>setText(getHexString());}</text:p>
        <text:section text:style-name="Sect1" text:name="Bereich9">
          <text:p text:style-name="P4">public class HexDumpPanel extends Panel{</text:p>
          <text:p text:style-name="P4"><text:s text:c="2"/>private TextField tf = new TextField(70);</text:p>
          <text:p text:style-name="P4"><text:s text:c="2"/>HexDumpArea area <text:s text:c="4"/>= new HexDumpArea(20,50);</text:p>
          <text:p text:style-name="P4"><text:s text:c="2"/></text:p>
          <text:p text:style-name="P4"><text:s text:c="2"/>ActionListener url1 = new ActionListener(){</text:p>
          <text:p text:style-name="P4"><text:s text:c="4"/>public void actionPerformed(ActionEvent e){</text:p>
          <text:p text:style-name="P4"><text:s text:c="6"/>String eingabe = tf.getText();</text:p>
          <text:p text:style-name="P4"><text:s text:c="6"/>URL url = null;</text:p>
          <text:p text:style-name="P4"><text:s text:c="6"/>try{url = new URL(eingabe);</text:p>
          <text:p text:style-name="P4"><text:s text:c="6"/>}catch(MalformedURLException me){}</text:p>
          <text:p text:style-name="P4"><text:s text:c="6"/>String buf, ausgabe="";</text:p>
          <text:p text:style-name="P4"><text:s text:c="6"/>InputStreamReader i = null;</text:p>
          <text:p text:style-name="P4"><text:s text:c="6"/>BufferedReader BR = null;</text:p>
          <text:p text:style-name="P4"><text:s text:c="6"/>try{</text:p>
          <text:p text:style-name="P4"><text:s text:c="8"/>i= new InputStreamReader(url.openStream());</text:p>
          <text:p text:style-name="P4"><text:s text:c="8"/>BR = new BufferedReader(i);</text:p>
          <text:p text:style-name="P4"><text:s text:c="8"/>while((buf=BR.readLine()) != null){</text:p>
          <text:p text:style-name="P4"><text:s text:c="10"/>System.out.println(buf);</text:p>
          <text:p text:style-name="P4"><text:s text:c="10"/>ausgabe = ausgabe + buf;}</text:p>
          <text:p text:style-name="P4"><text:s text:c="8"/>area.replace(ausgabe);</text:p>
          <text:p text:style-name="P4"><text:s text:c="8"/>BR.close();</text:p>
          <text:p text:style-name="P4"><text:s text:c="6"/>}catch(IOException ioe){}}};</text:p>
          <text:p text:style-name="P4"><text:s text:c="2"/></text:p>
          <text:p text:style-name="P4"><text:s text:c="2"/>ActionListener c = new ActionListener(){</text:p>
          <text:p text:style-name="P4"><text:s text:c="4"/>public void actionPerformed(ActionEvent e){</text:p>
          <text:p text:style-name="P4"><text:s text:c="6"/>String eingabe = tf.getText();</text:p>
          <text:p text:style-name="P4"><text:s text:c="6"/>URL url = null;</text:p>
          <text:p text:style-name="P4"><text:s text:c="6"/>URLConnection c = null;</text:p>
          <text:p text:style-name="P4"><text:s text:c="6"/>try{</text:p>
          <text:p text:style-name="P4"><text:s text:c="8"/>url = new URL(eingabe);</text:p>
          <text:p text:style-name="P4"><text:s text:c="8"/>try{c = url.openConnection();</text:p>
          <text:p text:style-name="P4"><text:s text:c="8"/>}catch(IOException ioe){} <text:s text:c="2"/></text:p>
          <text:p text:style-name="P4"><text:s text:c="8"/>try{ c.connect();</text:p>
          <text:p text:style-name="P4"><text:s text:c="8"/>}catch(IOException ioe){}</text:p>
          <text:p text:style-name="P4"><text:s text:c="6"/>}catch(MalformedURLException me){}</text:p>
          <text:p text:style-name="P4"><text:s text:c="6"/>String buf, ausgabe="";</text:p>
          <text:p text:style-name="P4"><text:s text:c="6"/>InputStreamReader i = null;</text:p>
          <text:p text:style-name="P4"><text:s text:c="6"/>BufferedReader BR = null;</text:p>
          <text:p text:style-name="P4"><text:s text:c="6"/>try{ i = new InputStreamReader(url.openStream());</text:p>
          <text:p text:style-name="P4"><text:s text:c="8"/>BR = new BufferedReader(i);</text:p>
          <text:p text:style-name="P4"><text:s text:c="8"/>while((buf = BR.readLine()) != null){</text:p>
          <text:p text:style-name="P4"><text:s text:c="10"/>System.out.println(buf);</text:p>
          <text:p text:style-name="P4"><text:s text:c="10"/>ausgabe = ausgabe + buf;}</text:p>
          <text:p text:style-name="P4"><text:s text:c="8"/>area.replace(ausgabe);</text:p>
          <text:p text:style-name="P4"><text:s text:c="8"/>BR.close();</text:p>
          <text:p text:style-name="P4"><text:s text:c="6"/>}catch(IOException ioe){System.out.println(ioe);</text:p>
          <text:p text:style-name="P4"><text:s text:c="8"/>System.exit(1); } } }; </text:p>
          <text:p text:style-name="P4"/>
          <text:p text:style-name="P4"><text:s text:c="2"/>ActionListener asock = new ActionListener(){</text:p>
          <text:p text:style-name="P4"><text:s text:c="4"/>public void actionPerformed(ActionEvent e){</text:p>
          <text:p text:style-name="P4"><text:s text:c="6"/>String eingabe = tf.getText();</text:p>
          <text:p text:style-name="P4"><text:s text:c="6"/>URL url = null;</text:p>
          <text:p text:style-name="P4"><text:s text:c="6"/>try{</text:p>
          <text:p text:style-name="P4"><text:s text:c="8"/>url = new URL(eingabe);</text:p>
          <text:p text:style-name="P4"><text:s text:c="6"/>}catch(MalformedURLException me){}</text:p>
          <text:p text:style-name="P4"><text:s text:c="6"/>try{</text:p>
          <text:p text:style-name="P4"><text:s text:c="8"/>Socket s = new Socket(url.getHost(), 80);</text:p>
          <text:p text:style-name="P4"><text:s text:c="8"/>PrintStream O = new PrintStream(s.getOutputStream());</text:p>
          <text:p text:style-name="P4"><text:s text:c="8"/>O.println("GET"+url.getPath());</text:p>
          <text:p text:style-name="P4"><text:s text:c="8"/>O.println("\r");</text:p>
          <text:p text:style-name="P4"><text:s text:c="8"/>BufferedReader I = new BufferedReader(new InputStreamReader(s.getInputStream()));</text:p>
          <text:p text:style-name="P4"><text:s text:c="8"/>String X = "", buf;</text:p>
          <text:p text:style-name="P4"><text:s text:c="8"/>while((buf = I.readLine()) != null)</text:p>
          <text:p text:style-name="P4"><text:s text:c="10"/>X = X + buf;</text:p>
          <text:p text:style-name="P4"><text:s text:c="10"/>area.replace(X);</text:p>
          <text:p text:style-name="P4"><text:s text:c="8"/>s.close();</text:p>
          <text:p text:style-name="P4"><text:s text:c="6"/>}catch(Exception ee){System.out.println(ee);</text:p>
          <text:p text:style-name="P4"><text:s text:c="6"/>ee.printStackTrace();} } }; </text:p>
          <text:p text:style-name="P4"><text:s text:c="7"/></text:p>
          <text:p text:style-name="P4"><text:s text:c="2"/>Button [] button = new Button[3];</text:p>
          <text:p text:style-name="P4"><text:s text:c="2"/>private String [] buttonString = {"Get URL-Object","Get URL-Connection","Get Socket"};</text:p>
          <text:p text:style-name="P4"><text:s text:c="2"/>ActionListener als [] = {url1, c, asock};</text:p>
          <text:p text:style-name="P4"><text:s text:c="2"/></text:p>
          <text:p text:style-name="P4"><text:s text:c="2"/>public HexDumpPanel(){</text:p>
          <text:p text:style-name="P4"><text:s text:c="4"/>Panel P = new Panel();</text:p>
          <text:p text:style-name="P4"><text:s text:c="4"/>Label l = new Label("Enter File");</text:p>
          <text:p text:style-name="P4"><text:s text:c="4"/>P.add(l);</text:p>
          <text:p text:style-name="P4"><text:s text:c="4"/>P.add(tf);</text:p>
          <text:p text:style-name="P4"><text:s text:c="4"/>Panel keys = new Panel();</text:p>
          <text:p text:style-name="P4"><text:s text:c="4"/>for(int i = 0; i &lt; buttonString.length; i++){</text:p>
          <text:p text:style-name="P4"><text:s text:c="6"/>Button b = new Button(buttonString[i]);</text:p>
          <text:p text:style-name="P4"><text:s text:c="6"/>keys.add(b);</text:p>
          <text:p text:style-name="P4"><text:s text:c="6"/>b.addActionListener(als[i]);}</text:p>
          <text:p text:style-name="P4"><text:s text:c="4"/>setLayout(new BorderLayout());</text:p>
          <text:p text:style-name="P4"><text:s text:c="4"/>add(P, BorderLayout.NORTH);</text:p>
          <text:p text:style-name="P4"><text:s text:c="4"/>add(area, BorderLayout.CENTER);</text:p>
          <text:p text:style-name="P4"><text:s text:c="4"/>add(keys, BorderLayout.SOUTH);}</text:p>
          <text:p text:style-name="P4"><text:s text:c="2"/>public static void main (String [] args){Muster.java}}</text:p>
        </text:section>
        <text:p text:style-name="P3"/>
      </text:section>
      <text:p text:style-name="Standard"/>
      <text:section text:style-name="Sect1" text:name="Bereich10">
        <text:p text:style-name="P4"><text:soft-page-break/>public class ImgPanel extends Panel{</text:p>
        <text:p text:style-name="P4"><text:s text:c="2"/>private Image Img;</text:p>
        <text:p text:style-name="P4"><text:s text:c="2"/>float [] prozentzahl = {0,0,0,0};</text:p>
        <text:p text:style-name="P4"><text:s text:c="2"/>float [] winkel = {0,0,0,0};</text:p>
        <text:p text:style-name="P4"><text:s text:c="2"/>float [] h = {0,0,0,0};</text:p>
        <text:p text:style-name="P4"><text:s text:c="2"/>int n = 4;</text:p>
        <text:p text:style-name="P4"><text:s text:c="2"/>public ImgPanel(Image Img, String args[]){</text:p>
        <text:p text:style-name="P4"><text:s text:c="4"/>arc_angle(args);</text:p>
        <text:p text:style-name="P4"><text:s text:c="4"/>this.Img = Img;</text:p>
        <text:p text:style-name="P4"><text:s text:c="4"/>MediaTracker M = new MediaTracker(this);</text:p>
        <text:p text:style-name="P4"><text:s text:c="4"/>M.addImage(Img, 1);</text:p>
        <text:p text:style-name="P4"><text:s text:c="4"/>try{</text:p>
        <text:p text:style-name="P4"><text:s text:c="6"/>M.waitForID(1);</text:p>
        <text:p text:style-name="P4"><text:s text:c="4"/>}catch(Exception e){}}</text:p>
        <text:p text:style-name="P4"><text:s text:c="2"/>public void arc_angle(String args []){</text:p>
        <text:p text:style-name="P4"><text:s text:c="2"/>for(int i = 0; i &lt; n; i++){</text:p>
        <text:p text:style-name="P4"><text:s text:c="2"/>prozentzahl[i] = Float.parseFloat(args[i]);</text:p>
        <text:p text:style-name="P4"><text:s text:c="7"/>winkel[i] = prozentzahl[i]*360/100;</text:p>
        <text:p text:style-name="P4"><text:s text:c="7"/>h[i] = prozentzahl[i]*10;}}</text:p>
        <text:p text:style-name="P4"><text:s text:c="2"/>@Override</text:p>
        <text:p text:style-name="P4"><text:s text:c="2"/>public void paint (Graphics g){</text:p>
        <text:p text:style-name="P4"><text:s text:c="5"/>g.drawImage(Img, 0, 0, this);</text:p>
        <text:p text:style-name="P4"><text:s/>Color <text:s/>[] col <text:s/>= {new Color (200,0 ,0 <text:s/>,127),</text:p>
        <text:p text:style-name="P4"><text:s text:c="19"/>new Color (76,175,80 ,127),</text:p>
        <text:p text:style-name="P4"><text:s text:c="19"/>new Color (200,10,140,127),</text:p>
        <text:p text:style-name="P4"><text:s text:c="19"/>new Color (0 <text:s/>,0 ,200,127)};</text:p>
        <text:p text:style-name="P4"><text:s text:c="2"/>String [] name = {"Atom", "Kohle", "Gas", "Sonne/Wind"};</text:p>
        <text:p text:style-name="P4"><text:s text:c="2"/>int <text:s/>angle = 0;</text:p>
        <text:p text:style-name="P4"><text:s text:c="5"/>for(int i = 0; i &lt; n; i++){</text:p>
        <text:p text:style-name="P4"><text:s text:c="5"/>g.setColor(col[i]);</text:p>
        <text:p text:style-name="P4"><text:s text:c="5"/>g.fillArc(Img.getWidth(this)/2-550, Img.getHeight(this)/2-300/2, 400, 400, angle, (int)winkel[i]);</text:p>
        <text:p text:style-name="P4"><text:s text:c="5"/>g.fillRect(600+i*150, Img.getHeight(this)/n + (450-(int)h[i]), 100, (int)h[i]); <text:s text:c="2"/>//Img.getWidth(this)/n</text:p>
        <text:p text:style-name="P4"><draw:line text:anchor-type="paragraph" draw:z-index="9" draw:style-name="gr1" draw:text-style-name="P8" svg:x1="-11.328cm" svg:y1="0cm" svg:x2="5.678cm" svg:y2="0cm"><text:p/></draw:line> <text:s text:c="4"/>g.drawString(name[i]+": "+prozentzahl[i]+"%", 420, 80+i*20 );</text:p>
        <text:p text:style-name="P4"><text:s text:c="5"/>angle += (int)winkel[i];}}</text:p>
        <text:p text:style-name="P4"><text:s text:c="6"/>@Override</text:p>
        <text:p text:style-name="P4"><text:s text:c="2"/>public Dimension getPreferredSize(){</text:p>
        <text:p text:style-name="P4"><text:s text:c="4"/>return new Dimension(Img.getWidth(this), Img.getHeight(this)); }</text:p>
        <text:p text:style-name="P4"><text:s text:c="2"/>public static void main(String args []){</text:p>
        <text:p text:style-name="P4"><text:s text:c="4"/>Frame F = new Frame("Diagram");</text:p>
        <text:p text:style-name="P4"><text:s text:c="4"/>Image Img = F.getToolkit().getImage(args[4]);</text:p>
        <text:p text:style-name="P4"><text:s text:c="5"/>F.addWindowListener...</text:p>
        <text:p text:style-name="P4"><text:s text:c="4"/>ImgPanel P = new ImgPanel(Img, args);</text:p>
        <text:p text:style-name="P4"><text:s text:c="4"/>F.add(P);</text:p>
        <text:p text:style-name="P4"><text:s text:c="4"/>F.pack();</text:p>
        <text:p text:style-name="P4"><draw:line text:anchor-type="paragraph" draw:z-index="8" draw:style-name="gr1" draw:text-style-name="P8" svg:x1="-11.299cm" svg:y1="0.706cm" svg:x2="5.65cm" svg:y2="0.72cm"><text:p/></draw:line> <text:s text:c="3"/>F.setVisible(true);} }</text:p>
      </text:section>
      <text:section text:style-name="Sect1" text:name="Bereich11">
        <text:p text:style-name="P4">public class Client {</text:p>
        <text:p text:style-name="P4"><text:s text:c="2"/>public static void main (String[] args){</text:p>
        <text:p text:style-name="P4"><text:s text:c="4"/>DatagramSocket skt=null; </text:p>
        <text:p text:style-name="P4"><text:s text:c="4"/>try{ skt = new DatagramSocket();</text:p>
        <text:p text:style-name="P4"><text:s text:c="6"/>String msg = args[0];</text:p>
        <text:p text:style-name="P4"><text:s text:c="6"/>//konvertieren unsere Nachricht</text:p>
        <text:p text:style-name="P4"><text:s text:c="6"/>byte [] b = msg.getBytes();</text:p>
        <text:p text:style-name="P4"><text:s text:c="6"/>InetAddress host = InetAddress.getByName("localhost");</text:p>
        <text:p text:style-name="P4"><text:s text:c="6"/>int serverSocket = 6755;</text:p>
        <text:p text:style-name="P4"><text:s text:c="6"/>//datagrammpacket zum Senden</text:p>
        <text:p text:style-name="P4"><text:s text:c="6"/>DatagramPacket request = new DatagramPacket(b,b.length,host,serverSocket);</text:p>
        <text:p text:style-name="P4"><text:s text:c="6"/>//wir benutzen skt um Daten zu senden</text:p>
        <text:p text:style-name="P4"><text:s text:c="6"/>skt.send(request);</text:p>
        <text:p text:style-name="P4"><text:s text:c="6"/>//um antwort zu bekommen</text:p>
        <text:p text:style-name="P4"><text:s text:c="6"/>byte [] buffer = new byte[1000];</text:p>
        <text:p text:style-name="P4"><text:s text:c="6"/>DatagramPacket reply = new DatagramPacket(buffer, buffer.length);</text:p>
        <text:p text:style-name="P4"><text:s text:c="6"/>//jetzt bekommen wir die antwort</text:p>
        <text:p text:style-name="P4"><text:s text:c="6"/>skt.receive(reply);</text:p>
        <text:p text:style-name="P4"><text:s text:c="6"/>// Paket auspacken</text:p>
        <text:p text:style-name="P4"><text:s text:c="6"/>msg=new String(reply.getData(),0,reply.getLength());</text:p>
        <text:p text:style-name="P4"><text:s text:c="6"/>//antwort auf die konsole ausgeben</text:p>
        <text:p text:style-name="P4"><text:s text:c="6"/>System.out.println(msg);</text:p>
        <text:p text:style-name="P4"><text:s text:c="6"/>skt.close();</text:p>
        <text:p text:style-name="P4"><draw:line text:anchor-type="paragraph" draw:z-index="10" draw:style-name="gr1" draw:text-style-name="P8" svg:x1="-11.314cm" svg:y1="0.49cm" svg:x2="5.635cm" svg:y2="0.476cm"><text:p/></draw:line> <text:s text:c="3"/>}catch (Exception ex){}}}</text:p>
      </text:section>
      <text:section text:style-name="Sect1" text:name="Bereich12">
        <text:p text:style-name="P5">public class Server {</text:p>
        <text:p text:style-name="P5"><text:s text:c="2"/>public static void main (String[] args){ </text:p>
        <text:p text:style-name="P5"><text:s text:c="4"/>DatagramSocket skt=null;</text:p>
        <text:p text:style-name="P5"><text:s text:c="4"/>try{skt = new DatagramSocket(6755);</text:p>
        <text:p text:style-name="P5"><text:s text:c="6"/>byte [] buffer = new byte[1000];</text:p>
        <text:p text:style-name="P5"><text:s text:c="6"/>while(true){</text:p>
        <text:p text:style-name="P5"><text:s text:c="8"/>DatagramPacket request = new DatagramPacket(buffer, buffer.length);</text:p>
        <text:p text:style-name="P5"><text:s text:c="8"/>skt.receive(request);</text:p>
        <text:p text:style-name="P5"><text:s text:c="8"/>String msg = (new String(request.getData(),0,request.getLength()));</text:p>
        <text:p text:style-name="P5"><text:s text:c="8"/>File file = new File(msg);</text:p>
        <text:p text:style-name="P5"><text:s text:c="8"/>if (file.exists()) {</text:p>
        <text:p text:style-name="P5"><text:s text:c="10"/>msg+=" existiert und hat die Länge "+ file.length();</text:p>
        <text:p text:style-name="P5"><text:s text:c="10"/>// ask for new file name }</text:p>
        <text:p text:style-name="P5"><text:s text:c="8"/>else msg+=" existiert nicht!"; </text:p>
        <text:p text:style-name="P5"><text:s text:c="8"/>byte [] sendMsg = msg.getBytes();</text:p>
        <text:p text:style-name="P5"><text:s text:c="8"/>DatagramPacket reply = new DatagramPacket (sendMsg, sendMsg.length, request.getAddress(), request.getPort());</text:p>
        <text:p text:style-name="P5"><text:s text:c="8"/>skt.send(reply); </text:p>
        <text:p text:style-name="P5"><text:s text:c="8"/>skt.close();} </text:p>
        <text:p text:style-name="P5"><draw:line text:anchor-type="paragraph" draw:z-index="11" draw:style-name="gr1" draw:text-style-name="P8" svg:x1="-11.312cm" svg:y1="0.741cm" svg:x2="5.665cm" svg:y2="0.725cm"><text:p/></draw:line> <text:s text:c="3"/>}catch (Exception ex){} }}</text:p>
      </text:section>
      <text:section text:style-name="Sect1" text:name="Bereich13">
        <text:p text:style-name="P5">import java.io.*;</text:p>
        <text:p text:style-name="P5">public class Materialartikel{</text:p>
        <text:p text:style-name="P5"><text:s text:c="2"/>private String artikelname;</text:p>
        <text:p text:style-name="P5"><text:s text:c="2"/>private int <text:s text:c="3"/>mindeststueckzahl;</text:p>
        <text:p text:style-name="P5"><text:s text:c="2"/>private int <text:s text:c="3"/>bestellmenge;</text:p>
        <text:p text:style-name="P5"><text:s text:c="2"/>private int <text:s text:c="3"/>lagerbestand;</text:p>
        <text:p text:style-name="P5"><text:s text:c="2"/>private int <text:s text:c="3"/>entmenge;</text:p>
        <text:p text:style-name="P5"><text:s text:c="2"/>Materialartikel (String artikelname,//Konstruktor</text:p>
        <text:p text:style-name="P5"><text:s text:c="2"/>int <text:s text:c="3"/>mindeststueckzahl,</text:p>
        <text:p text:style-name="P5"><text:s text:c="2"/>int <text:s text:c="3"/>bestellmenge,</text:p>
        <text:p text:style-name="P5"><text:s text:c="2"/>int <text:s text:c="3"/>lagerbestand,</text:p>
        <text:p text:style-name="P5"><text:s text:c="2"/>int <text:s text:c="3"/>entmenge,){ </text:p>
        <text:p text:style-name="P5"><text:s text:c="4"/>this.artikelname <text:s text:c="7"/>= <text:s text:c="7"/>artikelname;</text:p>
        <text:p text:style-name="P5"><text:s text:c="4"/>this.mindeststueckzahl <text:s/>= <text:s/>mindeststueckzahl;</text:p>
        <text:p text:style-name="P5"><text:s text:c="4"/>this.bestellmenge <text:s text:c="6"/>= <text:s text:c="6"/>bestellmenge;</text:p>
        <text:p text:style-name="P5"><text:s text:c="4"/>this.lagerbestand <text:s text:c="6"/>= <text:s text:c="6"/>lagerbestand;</text:p>
        <text:p text:style-name="P5"><text:s text:c="4"/>this.entmenge <text:s text:c="10"/>= <text:s text:c="10"/>entmenge; } <text:s text:c="3"/></text:p>
        <text:p text:style-name="P5"><text:s text:c="2"/>public String getArtikelname(){</text:p>
        <text:p text:style-name="P5"><text:s text:c="4"/>return artikelname;}</text:p>
        <text:p text:style-name="P5"><text:s text:c="2"/>public int getMindeststueckzahl(){</text:p>
        <text:p text:style-name="P5"><text:s text:c="4"/>return mindeststueckzahl; }</text:p>
        <text:p text:style-name="P5"><text:s text:c="2"/>public int getBestellmenge(){</text:p>
        <text:p text:style-name="P5"><text:s text:c="4"/>return bestellmenge;}</text:p>
        <text:p text:style-name="P5"><text:s text:c="2"/>public int getLagerbestand(){</text:p>
        <text:p text:style-name="P5"><text:s text:c="4"/>return lagerbestand;}</text:p>
        <text:p text:style-name="P5"><text:s text:c="2"/>public int getEntmenge(){</text:p>
        <text:p text:style-name="P5"><text:s text:c="4"/>return entmenge;}</text:p>
        <text:p text:style-name="P5"><text:s text:c="4"/>public void entnahme(){</text:p>
        <text:p text:style-name="P5"><text:s text:c="4"/>lagerbestand = lagerbestand - entmenge;}</text:p>
        <text:p text:style-name="P5"><text:s text:c="2"/>public void nachbestellung(){</text:p>
        <text:p text:style-name="P5"><text:s text:c="4"/>lagerbestand = lagerbestand + bestellmenge;</text:p>
        <text:p text:style-name="P5"><text:s text:c="4"/>lagerbestand = lagerbestand; } <text:s text:c="2"/></text:p>
        <text:p text:style-name="P5"><text:s text:c="2"/>public void setLagerbestand(int bestand){</text:p>
        <text:p text:style-name="P5"><text:s text:c="4"/>lagerbestand = bestand;}</text:p>
        <text:p text:style-name="P5"><text:s text:c="2"/>public void setBestellmenge(int nachbestellmenge){</text:p>
        <text:p text:style-name="P5"><text:s text:c="4"/>bestellmenge = nachbestellmenge;}</text:p>
        <text:p text:style-name="P5"><text:s text:c="2"/>public void setEntmenge(int e_menge){</text:p>
        <text:p text:style-name="P5"><text:s text:c="4"/>entmenge = e_menge; } <text:s text:c="3"/></text:p>
        <text:p text:style-name="P5"><text:s text:c="2"/>public void setArtikelname(String aname){</text:p>
        <text:p text:style-name="P5"><text:s text:c="4"/>artikelname = aname;} <text:s text:c="4"/></text:p>
        <text:p text:style-name="P5"><text:s text:c="2"/>public void SetMindeststueckzahl(int zahl){</text:p>
        <text:p text:style-name="P5"><text:s text:c="4"/>mindeststueckzahl = zahl;}</text:p>
        <text:p text:style-name="P5">public String toString(){</text:p>
        <text:p text:style-name="P5">return(" <text:s/>Artikelname: " <text:s text:c="6"/>+artikelname</text:p>
        <text:p text:style-name="P5"><text:s text:c="4"/>+"\nMindeststueckzahl: " +mindeststueckzahl </text:p>
        <text:p text:style-name="P5"><text:s text:c="4"/>+"\nNachbestellmenge: " <text:s/>+bestellmenge</text:p>
        <text:p text:style-name="P5"><text:s text:c="4"/>+"\nLagerbestand: " <text:s text:c="5"/>+lagerbestand); }}</text:p>
      </text:section>
      <text:section text:style-name="Sect1" text:name="Bereich14">
        <text:p text:style-name="P6">import java.io.*;</text:p>
        <text:p text:style-name="P6">public class Lagerhaltung{</text:p>
        <text:p text:style-name="P6"><text:s text:c="2"/>public static String einlesen(){</text:p>
        <text:p text:style-name="P6"><text:s text:c="4"/>String str = ""; <text:s text:c="2"/>//String auf 0 setzen</text:p>
        <text:p text:style-name="P6"><text:s text:c="4"/>try{ <text:s/>InputStreamReader isr <text:s/>= <text:s/>new InputStreamReader(System.in);</text:p>
        <text:p text:style-name="P6"><text:s text:c="6"/>BufferedReader <text:s text:c="4"/>bur <text:s/>= <text:s/>new BufferedReader(isr);</text:p>
        <text:p text:style-name="P6"><text:s text:c="6"/>//Hier lesen wir einen String ein</text:p>
        <text:p text:style-name="P6"><text:s text:c="6"/>str <text:s/>= <text:s/>bur.readLine();</text:p>
        <text:p text:style-name="P6"><text:s text:c="6"/>//und geben ihn gleich wieder aus</text:p>
        <text:p text:style-name="P6"><text:s text:c="6"/>//System.out.println(str);</text:p>
        <text:p text:style-name="P6"><text:s text:c="4"/>}catch(Exception e){}</text:p>
        <text:p text:style-name="P6"><text:s text:c="4"/>return str;} <text:s/></text:p>
        <text:p text:style-name="P6"><text:s text:c="2"/>public static void main (String [] args) {</text:p>
        <text:p text:style-name="P6">/* Materialartikel artikel1 = new Materialartikel(args[0],</text:p>
        <text:p text:style-name="P6"><text:s text:c="4"/>Integer.parseInt(args[4]),</text:p>
        <text:p text:style-name="P6"><text:s text:c="4"/>Integer.parseInt(args[5]),</text:p>
        <text:p text:style-name="P6"><text:s text:c="4"/>Integer.parseInt(args[6]),*/</text:p>
        <text:p text:style-name="P6"><text:s text:c="4"/>System.out.println( "Artikel einfügen: ");</text:p>
        <text:p text:style-name="P6"><text:s text:c="4"/>System.out.println("\nArtikelname: "); String artikelname = einlesen();</text:p>
        <text:p text:style-name="P6"><text:s text:c="4"/>while(artikelname.equals("")){</text:p>
        <text:p text:style-name="P6"><text:s text:c="6"/>System.out.println("\nBitte geben Sie den Artikelnamen ein.");</text:p>
        <text:p text:style-name="P6"><text:s text:c="6"/>artikelname = einlesen();}</text:p>
        <text:p text:style-name="P6"><text:s text:c="4"/>System.out.println("\nMindeststueckzahl: "); String mindeststueckzahl = einlesen();</text:p>
        <text:p text:style-name="P6"><text:s text:c="4"/>while(mindeststueckzahl.equals("") <text:s/>|| <text:s text:c="2"/>Integer.parseInt(mindeststueckzahl)&lt;0){</text:p>
        <text:p text:style-name="P6"><text:s text:c="6"/>System.out.println("\nFalsche Eingabe. Versuchen Sie es noch mal.");</text:p>
        <text:p text:style-name="P6"><text:s text:c="6"/>mindeststueckzahl <text:s/>= einlesen();}</text:p>
        <text:p text:style-name="P6"><text:s text:c="4"/>System.out.println("\nLagerbestand: ");</text:p>
        <text:p text:style-name="P6"><text:s text:c="4"/>Materialartikel <text:s/>artikel <text:s/>= new Materialartikel(</text:p>
        <text:p text:style-name="P6"><text:s text:c="4"/>artikelname,</text:p>
        <text:p text:style-name="P6"><text:s text:c="4"/>Integer.parseInt(mindeststueckzahl),</text:p>
        <text:p text:style-name="P6"><text:s text:c="4"/>0,</text:p>
        <text:p text:style-name="P6"><text:s text:c="4"/>Integer.parseInt(lagerbestand),</text:p>
        <text:p text:style-name="P6"><text:s text:c="4"/>0); </text:p>
        <text:p text:style-name="P6"><text:s text:c="4"/>while(true){</text:p>
        <text:p text:style-name="P6"><text:s text:c="6"/>System.out.println("\nAuswählen \n0 - Anzeigen \n1 - Lagerbestand \n2 - Materialentnahme \n3 - Nachbestellung \n4 - Verlassen");</text:p>
        <text:p text:style-name="P6"><text:s text:c="6"/>String str = einlesen();</text:p>
        <text:p text:style-name="P6"><text:s text:c="6"/>if(str.equals("4")) break;</text:p>
        <text:p text:style-name="P6"><text:s text:c="6"/>switch(str){ </text:p>
        <text:p text:style-name="P6"><text:s text:c="8"/>case "0":</text:p>
        <text:p text:style-name="P6"><text:s text:c="10"/>System.out.println(artikel.toString()); break;</text:p>
        <text:p text:style-name="P6"><text:s text:c="8"/>case "1":</text:p>
        <text:p text:style-name="P6"><text:s text:c="10"/>System.out.println("Lagerbestand ist: " + artikel.getLagerbestand());</text:p>
        <text:p text:style-name="P6"><text:s text:c="10"/>break;</text:p>
        <text:p text:style-name="P6"><text:s text:c="8"/>case "2":</text:p>
        <text:p text:style-name="P6"><text:s text:c="10"/>System.out.println("Wie viel möchten Sie aus dem Lager entnehmen?");</text:p>
        <text:p text:style-name="P6"><text:s text:c="10"/>String e_menge = einlesen();</text:p>
        <text:p text:style-name="P6"><text:s text:c="10"/>while(e_menge.equals("") <text:s text:c="2"/>|| <text:s text:c="2"/>Integer.parseInt(e_menge)&lt;0){</text:p>
        <text:p text:style-name="P6"><text:s text:c="12"/>System.out.println("Falsche Eingabe. Versuchen Sie es nochmal.");</text:p>
        <text:p text:style-name="P6"><text:s text:c="12"/>e_menge = einlesen();}</text:p>
        <text:p text:style-name="P6"><text:s text:c="10"/>artikel.setEntmenge(Integer.parseInt(e_menge));</text:p>
        <text:p text:style-name="P6"><text:s text:c="10"/>if(artikel.getLagerbestand() &lt; artikel.getEntmenge()){</text:p>
        <text:p text:style-name="P6"><draw:line text:anchor-type="paragraph" draw:z-index="12" draw:style-name="gr1" draw:text-style-name="P8" svg:x1="-11.319cm" svg:y1="0.004cm" svg:x2="5.664cm" svg:y2="0.004cm"><text:p/></draw:line> <text:s text:c="11"/>System.out.println("\n Lagerbestand überschritten. Möchten Sie nachbestellen?(ja/nein)");</text:p>
        <text:p text:style-name="P6"><text:s text:c="12"/>String antwort = einlesen();</text:p>
        <text:p text:style-name="P6"><text:s text:c="12"/></text:p>
        <text:p text:style-name="P6"><text:s text:c="12"/>if(antwort.equals("ja")){</text:p>
        <text:p text:style-name="P6"><text:s text:c="14"/>int nachbestellmenge = artikel.getEntmenge() - artikel.getLagerbestand() + artikel.getMindeststueckzahl();</text:p>
        <text:p text:style-name="P6"><text:s text:c="14"/>artikel.setBestellmenge(nachbestellmenge); <text:s text:c="2"/>}</text:p>
        <text:p text:style-name="P6"><text:s text:c="12"/>else System.out.println("\nMaterialentnahme abgebrochen");}</text:p>
        <text:p text:style-name="P6"><text:s text:c="10"/>else if ((artikel.getLagerbestand() - artikel.getEntmenge())&gt;= artikel.getMindeststueckzahl()) {</text:p>
        <text:p text:style-name="P6"><text:s text:c="12"/>artikel.entnahme();}</text:p>
        <text:p text:style-name="P6"><text:s text:c="10"/>else { System.out.println("\nMindesstueckzahl unterschritten. Möchten Sie nachbestellen?(ja/nein)");</text:p>
        <text:p text:style-name="P6"><text:s text:c="12"/>String antwort = einlesen();</text:p>
        <text:p text:style-name="P6"><text:s text:c="12"/>if(antwort.equals("ja")){</text:p>
        <text:p text:style-name="P6"><text:s text:c="14"/>artikel.entnahme();</text:p>
        <text:p text:style-name="P6"><text:s text:c="14"/>int nachbestellmenge = artikel.getMindeststueckzahl() - artikel.getLagerbestand();</text:p>
        <text:p text:style-name="P6"><text:s text:c="14"/>artikel.setBestellmenge(nachbestellmenge); }</text:p>
        <text:p text:style-name="P6"><text:s text:c="12"/>else System.out.println("\nMaterialentnahme abgebrochen."); <text:s/>}</text:p>
        <text:p text:style-name="P6"><text:s text:c="10"/>break; </text:p>
        <text:p text:style-name="P6"><text:s text:c="8"/>case "3":</text:p>
        <text:p text:style-name="P6"><text:s text:c="10"/>System.out.println("Wieviel möchten Sie nachbestellen?"); <text:s/>String menge = einlesen();</text:p>
        <text:p text:style-name="P6"><text:s text:c="10"/>artikel.setBestellmenge(Integer.parseInt(menge));</text:p>
        <text:p text:style-name="P6"><text:s text:c="10"/>artikel.nachbestellung();</text:p>
        <text:p text:style-name="P6"><text:s text:c="10"/>break; <text:s/></text:p>
        <text:p text:style-name="P6"><draw:line text:anchor-type="paragraph" draw:z-index="13" draw:style-name="gr1" draw:text-style-name="P8" svg:x1="-11.319cm" svg:y1="0.26cm" svg:x2="5.648cm" svg:y2="0.242cm"><text:p/></draw:line> <text:s text:c="7"/>default: System.out.println("...");}}}}</text:p>
      </text:section>
      <text:section text:style-name="Sect1" text:name="Bereich15">
        <text:p text:style-name="P7">class UDPClient {</text:p>
        <text:p text:style-name="P7"><text:s text:c="2"/>public static void main(String [] args)throws IOException, InterruptedException{</text:p>
        <text:p text:style-name="P7"><text:s text:c="4"/>//Liefert Internet Adresse</text:p>
        <text:p text:style-name="P7"><text:s text:c="4"/>InetAddress addr = InetAddress.getByName("localhost");</text:p>
        <text:p text:style-name="P7"><text:s text:c="4"/>while(true){</text:p>
        <text:p text:style-name="P7"><text:s text:c="6"/>String s = new Date().toString();</text:p>
        <text:p text:style-name="P7"><text:s text:c="6"/>byte [] raw = s.getBytes();</text:p>
        <text:p text:style-name="P7"><text:s text:c="6"/>//Packet bereitstellen <text:s/>Das Datenpacket</text:p>
        <text:p text:style-name="P7"><text:s text:c="6"/>DatagramPacket packet = new DatagramPacket(raw, raw.length, addr, 4711);</text:p>
        <text:p text:style-name="P7"><text:s text:c="6"/>//Der SendeSocket </text:p>
        <text:p text:style-name="P7"><text:s text:c="6"/>DatagramSocket dSocket = new DatagramSocket();</text:p>
        <text:p text:style-name="P7"><text:s text:c="6"/>dSocket.send(packet);</text:p>
        <text:p text:style-name="P7"><text:s text:c="6"/>System.out.println("Weg is' es");</text:p>
        <text:p text:style-name="P7"><draw:line text:anchor-type="paragraph" draw:z-index="14" draw:style-name="gr1" draw:text-style-name="P8" svg:x1="-11.303cm" svg:y1="0.723cm" svg:x2="5.664cm" svg:y2="0.741cm"><text:p/></draw:line> <text:s text:c="5"/>Thread.sleep(1000);}}}</text:p>
      </text:section>
      <text:section text:style-name="Sect1" text:name="Bereich16">
        <text:p text:style-name="P7">public class UDPServer{</text:p>
        <text:p text:style-name="P7"><text:s text:c="2"/>public static void main (String [] args)throws IOException{</text:p>
        <text:p text:style-name="P7"><text:s text:c="4"/>DatagramSocket socket = new DatagramSocket();</text:p>
        <text:p text:style-name="P7"><text:s text:c="4"/>while(true){</text:p>
        <text:p text:style-name="P7"><text:s text:c="6"/>//Auf Anfrage warten</text:p>
        <text:p text:style-name="P7"><text:s text:c="6"/>//Leeres Datagram bereitstellen</text:p>
        <text:p text:style-name="P7"><text:s text:c="6"/>DatagramPacket packet= new DatagramPacket(new byte[1024], 1024);</text:p>
        <text:p text:style-name="P7"><text:s text:c="6"/>socket.receive(packet);</text:p>
        <text:p text:style-name="P7"><text:s text:c="6"/>//Empfänger auslesen</text:p>
        <text:p text:style-name="P7"><text:s text:c="6"/>InetAddress address = packet.getAddress();</text:p>
        <text:p text:style-name="P7"><text:s text:c="6"/>int <text:s text:c="8"/>port <text:s text:c="3"/>= packet.getPort();</text:p>
        <text:p text:style-name="P7"><text:s text:c="6"/>int <text:s text:c="8"/>len <text:s text:c="4"/>= packet.getLength();</text:p>
        <text:p text:style-name="P7"><text:s text:c="6"/>byte [] <text:s text:c="4"/>data <text:s text:c="3"/>= packet.getData();</text:p>
        <text:p text:style-name="P7"><text:s text:c="6"/>System.out.printf("Anfrage von %s vom Port %d mit der Länge %d:%n%s%n",</text:p>
        <text:p text:style-name="P7"><draw:line text:anchor-type="paragraph" draw:z-index="15" draw:style-name="gr1" draw:text-style-name="P8" svg:x1="-11.319cm" svg:y1="0.475cm" svg:x2="5.664cm" svg:y2="0.459cm"><text:p/></draw:line> <text:s text:c="5"/>address, port, len, new String(data, 0, len));}}}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2:49:18.088000000</meta:creation-date>
    <dc:date>2016-07-07T00:24:19.015000000</dc:date>
    <meta:editing-duration>PT18M37S</meta:editing-duration>
    <meta:editing-cycles>2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531" meta:word-count="1901" meta:character-count="19830" meta:non-whitespace-character-count="15220"/>
  </office:meta>
</office:document-meta>
</file>